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126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Overall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table:number-columns-repeated="2"/>
          <table:table-cell office:value-type="string">
            <text:p>Score out of 10</text:p>
          </table:table-cell>
        </table:table-row>
        <table:table-row table:style-name="ro1">
          <table:table-cell office:value-type="string">
            <text:p>Computer Science</text:p>
          </table:table-cell>
          <table:table-cell office:value-type="string">
            <text:p>R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Pytho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aths</text:p>
          </table:table-cell>
          <table:table-cell office:value-type="string">
            <text:p>Linear Algebra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Algebra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tatistics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achine Learning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ommunication and Presentation Skills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Visuvaization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Domain Expertise</text:p>
          </table:table-cell>
          <table:table-cell/>
          <table:table-cell office:value-type="float" office:value="3">
            <text:p>3</text:p>
          </table:table-cell>
        </table:table-row>
      </table:table>
      <table:table table:name="CS-R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CS-Py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M-La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M-Al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ML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tat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7">11/17/2016</text:date>, <text:time>08:07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25M17S</meta:editing-duration>
    <meta:editing-cycles>6</meta:editing-cycles>
    <meta:generator>OpenOffice/4.1.3$Win32 OpenOffice.org_project/413m1$Build-9783</meta:generator>
    <dc:date>2016-11-17T08:07:10.66</dc:date>
    <dc:creator>Santhosh Murali</dc:creator>
    <meta:document-statistic meta:table-count="7" meta:cell-count="21" meta:object-count="0"/>
    <meta:user-defined meta:name="Info 1"/>
    <meta:user-defined meta:name="Info 2"/>
    <meta:user-defined meta:name="Info 3"/>
    <meta:user-defined meta:name="Info 4"/>
  </office:meta>
</office:document-meta>
</file>